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2a5d52" officeooo:paragraph-rsid="000fa3f6"/>
    </style:style>
    <style:style style:name="P2" style:family="paragraph" style:parent-style-name="Text_20_body">
      <style:text-properties style:text-underline-style="none" officeooo:paragraph-rsid="00155670"/>
    </style:style>
    <style:style style:name="P3" style:family="paragraph" style:parent-style-name="Text_20_body">
      <style:text-properties style:text-underline-style="none" officeooo:paragraph-rsid="00254a8f"/>
    </style:style>
    <style:style style:name="P4" style:family="paragraph" style:parent-style-name="Text_20_body">
      <style:text-properties style:text-position="0% 100%" style:text-underline-style="none" officeooo:rsid="002a0fdb" officeooo:paragraph-rsid="000fa3f6"/>
    </style:style>
    <style:style style:name="P5" style:family="paragraph" style:parent-style-name="Title">
      <style:text-properties style:text-underline-style="solid" style:text-underline-width="auto" style:text-underline-color="font-color" officeooo:rsid="0006ec0c" officeooo:paragraph-rsid="0006ec0c"/>
    </style:style>
    <style:style style:name="P6" style:family="paragraph" style:parent-style-name="Header">
      <style:text-properties style:text-underline-style="none" officeooo:rsid="000b0ba1" officeooo:paragraph-rsid="000a4e72"/>
    </style:style>
    <style:style style:name="P7" style:family="paragraph" style:parent-style-name="Header">
      <style:text-properties style:text-underline-style="none" officeooo:rsid="000b0ba1" officeooo:paragraph-rsid="000e3829"/>
    </style:style>
    <style:style style:name="P8" style:family="paragraph" style:parent-style-name="Heading_20_1">
      <style:text-properties style:text-underline-style="solid" style:text-underline-width="auto" style:text-underline-color="font-color"/>
    </style:style>
    <style:style style:name="P9" style:family="paragraph" style:parent-style-name="Heading_20_1">
      <style:text-properties style:text-underline-style="solid" style:text-underline-width="auto" style:text-underline-color="font-color" officeooo:rsid="00155670" officeooo:paragraph-rsid="00155670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2c4b4d"/>
    </style:style>
    <style:style style:name="T3" style:family="text">
      <style:text-properties style:text-position="0% 100%" style:text-underline-style="solid" style:text-underline-width="auto" style:text-underline-color="font-color" officeooo:rsid="00155670"/>
    </style:style>
    <style:style style:name="T4" style:family="text">
      <style:text-properties style:text-position="super 58%"/>
    </style:style>
    <style:style style:name="T5" style:family="text">
      <style:text-properties officeooo:rsid="001baec1"/>
    </style:style>
    <style:style style:name="T6" style:family="text">
      <style:text-properties officeooo:rsid="001f64a9"/>
    </style:style>
    <style:style style:name="T7" style:family="text">
      <style:text-properties officeooo:rsid="0028c8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ct Journal</text:p>
      <text:h text:style-name="P8" text:outline-level="1">Tuesday 13<text:span text:style-name="T4">th </text:span><text:span text:style-name="T1">April, 2021</text:span></text:h>
      <text:p text:style-name="P4">- Started Lab 11.</text:p>
      <text:p text:style-name="P4">- Purchased VPS from OVH.</text:p>
      <text:p text:style-name="P4">- Setup SSH &amp; nginx web server.</text:p>
      <text:h text:style-name="P8" text:outline-level="1"><text:span text:style-name="T1">Thursday 15</text:span><text:span text:style-name="T4">th</text:span><text:span text:style-name="T1"> April, 2021</text:span></text:h>
      <text:p text:style-name="P1"><text:span text:style-name="T1">- Took Screenshots of all my lab work.<text:tab/>- Completed writing lab </text:span><text:span text:style-name="T2">&amp; project proposal.</text:span></text:p>
      <text:h text:style-name="P9" text:outline-level="1">Monday 26<text:span text:style-name="T4">th</text:span> April, 2021</text:h>
      <text:p text:style-name="P2">- <text:span text:style-name="T7">Created the project journal file.<text:tab/><text:tab/><text:tab/>- Added previous 2 journal entries to this file.</text:span></text:p>
      <text:p text:style-name="P2">- <text:span text:style-name="T5">Worked on Lab 12 with Christian Kfoury.<text:tab/><text:tab/>- Worked on simple git commands (add, push,etc)</text:span></text:p>
      <text:p text:style-name="P3">- <text:span text:style-name="T6">Created the final project git repository.<text:tab/><text:tab/>- Added the index.md file. </text:span></text:p>
      <text:p text:style-name="P2">- <text:span text:style-name="T6">Added the initial.md file in the repo<text:tab/><text:tab/>- Worked on merge conflicts errors on index.m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none" officeooo:rsid="000b0ba1" officeooo:paragraph-rsid="000a4e72"/>
    </style:style>
    <style:style style:name="MP2" style:family="paragraph" style:parent-style-name="Header">
      <style:text-properties style:text-underline-style="none" officeooo:rsid="000b0ba1" officeooo:paragraph-rsid="000e3829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x (420-321-VA) Section 00001 Semester 4<text:tab/><text:tab/>Mankirat Singh Sarwara</text:p>
        <text:p text:style-name="MP2"><text:a xlink:type="simple" xlink:href="https://github.com/mankiratsarwara/Unix_Final_Project.git" text:style-name="Internet_20_link" text:visited-style-name="Visited_20_Internet_20_Link">https://github.com/mankiratsarwara/Unix_Final_Project.git</text:a><text:tab/>Christian &amp; Mankir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8:19:24.041823621</meta:creation-date>
    <dc:date>2021-04-26T18:36:00.093473721</dc:date>
    <meta:editing-duration>PT16M22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17" meta:character-count="722" meta:non-whitespace-character-count="612"/>
  </office:meta>
</office:document-meta>
</file>